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Heading_20_3" style:master-page-name="HTML">
      <style:paragraph-properties style:page-number="auto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Спектры:</text:h>
      <text:list xml:id="list2634185199197289590" text:style-name="L1">
        <text:list-item>
          <text:p text:style-name="P2"><text:a xlink:type="simple" xlink:href="../img/All-D10.png" text:style-name="Internet_20_link" text:visited-style-name="Visited_20_Internet_20_Link">All-D10 </text:a></text:p>
        </text:list-item>
        <text:list-item>
          <text:p text:style-name="P2"><text:a xlink:type="simple" xlink:href="../img/All-D11.png" text:style-name="Internet_20_link" text:visited-style-name="Visited_20_Internet_20_Link">All-D11 </text:a></text:p>
        </text:list-item>
        <text:list-item>
          <text:p text:style-name="P2"><text:a xlink:type="simple" xlink:href="../img/All-D1.png" text:style-name="Internet_20_link" text:visited-style-name="Visited_20_Internet_20_Link">All-D1 </text:a></text:p>
        </text:list-item>
        <text:list-item>
          <text:p text:style-name="P2"><text:a xlink:type="simple" xlink:href="../img/All-D2.png" text:style-name="Internet_20_link" text:visited-style-name="Visited_20_Internet_20_Link">All-D2 </text:a></text:p>
        </text:list-item>
        <text:list-item>
          <text:p text:style-name="P2"><text:a xlink:type="simple" xlink:href="../img/All-D3.png" text:style-name="Internet_20_link" text:visited-style-name="Visited_20_Internet_20_Link">All-D3 </text:a></text:p>
        </text:list-item>
        <text:list-item>
          <text:p text:style-name="P2"><text:a xlink:type="simple" xlink:href="../img/All-D4.png" text:style-name="Internet_20_link" text:visited-style-name="Visited_20_Internet_20_Link">All-D4 </text:a></text:p>
        </text:list-item>
        <text:list-item>
          <text:p text:style-name="P2"><text:a xlink:type="simple" xlink:href="../img/All-D5.png" text:style-name="Internet_20_link" text:visited-style-name="Visited_20_Internet_20_Link">All-D5 </text:a></text:p>
        </text:list-item>
        <text:list-item>
          <text:p text:style-name="P2"><text:a xlink:type="simple" xlink:href="../img/All-D6.png" text:style-name="Internet_20_link" text:visited-style-name="Visited_20_Internet_20_Link">All-D6 </text:a></text:p>
        </text:list-item>
        <text:list-item>
          <text:p text:style-name="P2"><text:a xlink:type="simple" xlink:href="../img/All-D7.png" text:style-name="Internet_20_link" text:visited-style-name="Visited_20_Internet_20_Link">All-D7 </text:a></text:p>
        </text:list-item>
        <text:list-item>
          <text:p text:style-name="P1"><text:a xlink:type="simple" xlink:href="../img/All-D8.png" text:style-name="Internet_20_link" text:visited-style-name="Visited_20_Internet_20_Link">All-D8 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21" meta:character-count="90" meta:non-whitespace-character-count="80"/>
    <meta:generator>LibreOffice/5.2.7.2$Linux_X86_64 LibreOffice_project/20m0$Build-2</meta:generator>
    <meta:user-defined meta:name=""/>
  </office:meta>
</office:document-meta>
</file>